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subtitle">
      <style:graphic-properties draw:fill-color="#ffffff"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1" style:family="paragraph">
      <style:text-properties fo:color="#ffffff"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draw:style-name="gr1" draw:text-style-name="P1" draw:layer="layout" svg:width="6.433cm" svg:height="1.276cm" svg:x="2.54cm" svg:y="4.445cm">
          <draw:text-box>
            <text:p><text:span text:style-name="T1">Memory Verse</text:span></text:p>
          </draw:text-box>
        </draw:frame>
        <draw:frame draw:style-name="gr1" draw:text-style-name="P1" draw:layer="layout" svg:width="11.64cm" svg:height="1.276cm" svg:x="2.54cm" svg:y="6.985cm">
          <draw:text-box>
            <text:p><text:span text:style-name="T1">Next week, Items to Collect</text:span></text:p>
          </draw:text-box>
        </draw:frame>
        <draw:frame draw:style-name="gr1" draw:text-style-name="P1" draw:layer="layout" svg:width="8.63cm" svg:height="1.276cm" svg:x="2.54cm" svg:y="9.525cm">
          <draw:text-box>
            <text:p><text:span text:style-name="T1">Review, Hebrews 2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emory Verse</text:p>
          </draw:text-box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2"><text:span text:style-name="T2">Hebrews 1:1, 2 </text:span></text:p>
            <text:p><text:span text:style-name="T2">1 Long ago, at many times and in many ways, God spoke to our fathers by the prophets, 2 but in these last days he has spoken to us by his Son, whom he appointed the heir of all things, through whom also he created the world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or Next week:</text:p>
          </draw:text-box>
        </draw:frame>
        <draw:frame draw:style-name="gr1" draw:text-style-name="P1" draw:layer="layout" svg:width="6.281cm" svg:height="1.276cm" svg:x="2.425cm" svg:y="8.255cm">
          <draw:text-box>
            <text:p><text:span text:style-name="T1">Read chapter </text:span></text:p>
          </draw:text-box>
        </draw:frame>
        <draw:frame draw:style-name="gr1" draw:text-style-name="P1" draw:layer="layout" svg:width="6.433cm" svg:height="1.276cm" svg:x="1.905cm" svg:y="10.671cm">
          <draw:text-box>
            <text:p><text:span text:style-name="T1">Memory Vers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30T16:54:05</meta:creation-date>
    <meta:editing-duration>PT00H45M07S</meta:editing-duration>
    <meta:editing-cycles>6</meta:editing-cycles>
    <dc:date>2009-09-20T12:42:45</dc:date>
    <meta:generator>OpenOffice.org/3.0$Unix OpenOffice.org_project/300m15$Build-9379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